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StarSymbol" svg:font-family="StarSymbol"/>
    <style:font-face style:name="Arial Unicode MS1" svg:font-family="'Arial Unicode MS'" style:font-family-generic="swiss"/>
    <style:font-face style:name="Apple SD Gothic Neo" svg:font-family="'Apple SD Gothic Ne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list-style-name="L3">
      <style:text-properties style:font-name="Apple SD Gothic Neo" fo:font-size="12pt" fo:font-weight="bold" officeooo:paragraph-rsid="001c5b3e" style:font-size-asian="12pt" style:font-weight-asian="bold" style:font-size-complex="12pt" style:font-weight-complex="bold"/>
    </style:style>
    <style:style style:name="P2" style:family="paragraph" style:parent-style-name="Standard" style:list-style-name="L3">
      <style:text-properties style:font-name="Apple SD Gothic Neo" fo:font-size="12pt" fo:font-weight="bold" officeooo:paragraph-rsid="001f17b6" style:font-size-asian="12pt" style:font-weight-asian="bold" style:font-size-complex="12pt" style:font-weight-complex="bold"/>
    </style:style>
    <style:style style:name="P3" style:family="paragraph" style:parent-style-name="Standard" style:list-style-name="L3">
      <style:text-properties style:font-name="Apple SD Gothic Neo" fo:font-size="12pt" fo:font-weight="bold" officeooo:paragraph-rsid="0021a5ef" style:font-size-asian="12pt" style:font-weight-asian="bold" style:font-size-complex="12pt" style:font-weight-complex="bold"/>
    </style:style>
    <style:style style:name="P4" style:family="paragraph" style:parent-style-name="Standard">
      <style:text-properties style:font-name="Apple SD Gothic Neo" fo:font-size="10pt" officeooo:paragraph-rsid="001c5b3e" style:font-size-asian="10pt" style:font-size-complex="10pt"/>
    </style:style>
    <style:style style:name="P5" style:family="paragraph" style:parent-style-name="Standard" style:list-style-name="L3">
      <style:text-properties style:font-name="Apple SD Gothic Neo" fo:font-size="10pt" officeooo:paragraph-rsid="001c5b3e" style:font-size-asian="10pt" style:font-size-complex="10pt"/>
    </style:style>
    <style:style style:name="P6" style:family="paragraph" style:parent-style-name="Standard" style:list-style-name="L3">
      <style:text-properties style:font-name="Apple SD Gothic Neo" fo:font-size="10pt" officeooo:paragraph-rsid="001f17b6" style:font-size-asian="10pt" style:font-size-complex="10pt"/>
    </style:style>
    <style:style style:name="P7" style:family="paragraph" style:parent-style-name="Standard" style:list-style-name="L3">
      <style:text-properties style:font-name="Apple SD Gothic Neo" fo:font-size="10pt" officeooo:paragraph-rsid="0021a5ef" style:font-size-asian="10pt" style:font-size-complex="10pt"/>
    </style:style>
    <style:style style:name="P8" style:family="paragraph" style:parent-style-name="Standard" style:list-style-name="L3">
      <style:text-properties style:font-name="Apple SD Gothic Neo" fo:font-size="10pt" officeooo:rsid="001c5b3e" officeooo:paragraph-rsid="001c5b3e" style:font-size-asian="10pt" style:font-size-complex="10pt"/>
    </style:style>
    <style:style style:name="P9" style:family="paragraph" style:parent-style-name="Standard" style:list-style-name="L3">
      <style:text-properties style:font-name="Apple SD Gothic Neo" fo:font-size="10pt" officeooo:rsid="001fd510" officeooo:paragraph-rsid="001fd510" style:font-size-asian="10pt" style:font-size-complex="10pt"/>
    </style:style>
    <style:style style:name="P10" style:family="paragraph" style:parent-style-name="Standard" style:list-style-name="L3">
      <style:text-properties style:font-name="Apple SD Gothic Neo" fo:font-size="10pt" officeooo:rsid="0021a5ef" officeooo:paragraph-rsid="0021a5ef" style:font-size-asian="10pt" style:font-size-complex="10pt"/>
    </style:style>
    <style:style style:name="P11" style:family="paragraph" style:parent-style-name="Standard" style:list-style-name="L3">
      <style:text-properties style:font-name="Apple SD Gothic Neo" fo:font-size="10pt" officeooo:rsid="0021c294" officeooo:paragraph-rsid="0021c294" style:font-size-asian="10pt" style:font-size-complex="10pt"/>
    </style:style>
    <style:style style:name="P12" style:family="paragraph" style:parent-style-name="Standard" style:list-style-name="L3">
      <style:text-properties style:font-name="Apple SD Gothic Neo" fo:font-size="10pt" officeooo:rsid="00233f44" officeooo:paragraph-rsid="00233f44" style:font-size-asian="10pt" style:font-size-complex="10pt"/>
    </style:style>
    <style:style style:name="P13" style:family="paragraph" style:parent-style-name="Standard" style:list-style-name="L4">
      <style:text-properties style:font-name="Apple SD Gothic Neo" fo:font-size="10pt" officeooo:rsid="00233f44" officeooo:paragraph-rsid="00233f44" style:font-size-asian="10pt" style:font-size-complex="10pt"/>
    </style:style>
    <style:style style:name="P14" style:family="paragraph" style:parent-style-name="Standard">
      <style:text-properties style:font-name="Apple SD Gothic Neo" fo:font-size="10pt" officeooo:rsid="00233f44" officeooo:paragraph-rsid="00233f44" style:font-size-asian="10pt" style:font-size-complex="10pt"/>
    </style:style>
    <style:style style:name="P15" style:family="paragraph" style:parent-style-name="Standard">
      <style:text-properties style:font-name="Apple SD Gothic Neo" fo:font-size="10pt" officeooo:paragraph-rsid="0021a5ef" style:font-size-asian="10pt" style:font-size-complex="10pt"/>
    </style:style>
    <style:style style:name="P16" style:family="paragraph" style:parent-style-name="Standard" style:list-style-name="L3">
      <style:text-properties style:font-name="Apple SD Gothic Neo" officeooo:paragraph-rsid="0021c294"/>
    </style:style>
    <style:style style:name="P17" style:family="paragraph" style:parent-style-name="Standard" style:list-style-name="L3">
      <style:text-properties style:font-name="Apple SD Gothic Neo" officeooo:rsid="0021c294" officeooo:paragraph-rsid="0021c294"/>
    </style:style>
    <style:style style:name="P18" style:family="paragraph" style:parent-style-name="Standard">
      <style:text-properties style:font-name="Apple SD Gothic Neo" fo:font-size="14pt" fo:font-weight="bold" officeooo:paragraph-rsid="001c5b3e" style:font-size-asian="14pt" style:font-weight-asian="bold" style:font-size-complex="14pt" style:font-weight-complex="bold"/>
    </style:style>
    <style:style style:name="P19" style:family="paragraph" style:parent-style-name="Standard">
      <style:paragraph-properties fo:text-align="start" style:justify-single-word="false"/>
      <style:text-properties fo:font-size="10pt" fo:font-weight="normal" officeooo:rsid="002788d7" officeooo:paragraph-rsid="002788d7" style:font-size-asian="8.75pt" style:font-weight-asian="normal" style:font-size-complex="10pt" style:font-weight-complex="normal"/>
    </style:style>
    <style:style style:name="P20" style:family="paragraph" style:parent-style-name="Standard">
      <style:paragraph-properties fo:text-align="start" style:justify-single-word="false"/>
      <style:text-properties fo:font-size="10pt" fo:font-weight="normal" officeooo:rsid="002788d7" officeooo:paragraph-rsid="002b4411" style:font-size-asian="8.75pt" style:font-weight-asian="normal" style:font-size-complex="10pt" style:font-weight-complex="normal"/>
    </style:style>
    <style:style style:name="P21" style:family="paragraph" style:parent-style-name="Standard">
      <style:paragraph-properties fo:text-align="center" style:justify-single-word="false"/>
      <style:text-properties fo:font-size="14pt" officeooo:paragraph-rsid="002788d7" style:font-size-asian="14pt" style:font-size-complex="14pt"/>
    </style:style>
    <style:style style:name="P22" style:family="paragraph" style:parent-style-name="Standard">
      <style:paragraph-properties fo:text-align="start" style:justify-single-word="false"/>
      <style:text-properties officeooo:paragraph-rsid="002878ad"/>
    </style:style>
    <style:style style:name="P23" style:family="paragraph" style:parent-style-name="Standard">
      <style:paragraph-properties fo:text-align="start" style:justify-single-word="false"/>
      <style:text-properties officeooo:paragraph-rsid="0029ef79"/>
    </style:style>
    <style:style style:name="P24" style:family="paragraph" style:parent-style-name="Standard">
      <style:paragraph-properties fo:text-align="start" style:justify-single-word="false"/>
      <style:text-properties officeooo:paragraph-rsid="002b289f"/>
    </style:style>
    <style:style style:name="P25" style:family="paragraph" style:parent-style-name="Standard">
      <style:paragraph-properties fo:text-align="center" style:justify-single-word="false" fo:break-before="page"/>
      <style:text-properties fo:font-size="14pt" officeooo:paragraph-rsid="002788d7" style:font-size-asian="14pt" style:font-size-complex="14pt"/>
    </style:style>
    <style:style style:name="T1" style:family="text">
      <style:text-properties officeooo:rsid="001c5b3e"/>
    </style:style>
    <style:style style:name="T2" style:family="text">
      <style:text-properties fo:color="#000000" fo:font-style="normal" style:text-underline-style="none" officeooo:rsid="001cfa7d" style:font-style-asian="normal" style:font-style-complex="normal"/>
    </style:style>
    <style:style style:name="T3" style:family="text">
      <style:text-properties fo:color="#000000" style:font-name="Apple SD Gothic Neo" fo:font-style="normal" style:text-underline-style="none" fo:font-weight="bold" officeooo:rsid="001cfa7d" style:font-style-asian="normal" style:font-weight-asian="bold" style:font-style-complex="normal" style:font-weight-complex="bold"/>
    </style:style>
    <style:style style:name="T4" style:family="text">
      <style:text-properties fo:color="#000000" style:font-name="Apple SD Gothic Neo" fo:font-style="normal" style:text-underline-style="none" fo:font-weight="bold" officeooo:rsid="002788d7" style:font-style-asian="normal" style:font-weight-asian="bold" style:font-style-complex="normal" style:font-weight-complex="bold"/>
    </style:style>
    <style:style style:name="T5" style:family="text">
      <style:text-properties fo:color="#000000" style:font-name="Apple SD Gothic Neo" fo:font-style="normal" style:text-underline-style="none" style:font-style-asian="normal" style:font-style-complex="normal"/>
    </style:style>
    <style:style style:name="T6" style:family="text">
      <style:text-properties fo:color="#000000" style:font-name="Apple SD Gothic Neo" fo:font-style="normal" style:text-underline-style="none" style:font-size-asian="10pt" style:font-style-asian="normal" style:font-style-complex="normal"/>
    </style:style>
    <style:style style:name="T7" style:family="text">
      <style:text-properties fo:color="#000000" style:font-name="Apple SD Gothic Neo" fo:font-style="normal" style:text-underline-style="none" officeooo:rsid="001cfa7d" style:font-size-asian="10pt" style:font-style-asian="normal" style:font-style-complex="normal"/>
    </style:style>
    <style:style style:name="T8" style:family="text">
      <style:text-properties fo:color="#000000" style:font-name="Apple SD Gothic Neo" fo:font-style="normal" style:text-underline-style="none" officeooo:rsid="002878ad" style:font-size-asian="10pt" style:font-style-asian="normal" style:font-style-complex="normal"/>
    </style:style>
    <style:style style:name="T9" style:family="text">
      <style:text-properties fo:color="#000000" style:font-name="Apple SD Gothic Neo" fo:font-style="normal" style:text-underline-style="none" officeooo:rsid="002b4411" style:font-size-asian="10pt" style:font-style-asian="normal" style:font-style-complex="normal"/>
    </style:style>
    <style:style style:name="T10" style:family="text">
      <style:text-properties fo:color="#000000" style:font-name="Apple SD Gothic Neo" fo:font-size="10pt" fo:font-style="normal" style:text-underline-style="none" fo:font-weight="normal" officeooo:rsid="002788d7" style:font-size-asian="10pt" style:font-style-asian="normal" style:font-weight-asian="normal" style:font-size-complex="10pt" style:font-style-complex="normal" style:font-weight-complex="normal"/>
    </style:style>
    <style:style style:name="T11" style:family="text">
      <style:text-properties fo:color="#000000" style:font-name="Apple SD Gothic Neo" fo:font-size="10pt" fo:font-style="normal" style:text-underline-style="none" fo:font-weight="normal" officeooo:rsid="001cfa7d" style:font-size-asian="10pt" style:font-style-asian="normal" style:font-weight-asian="normal" style:font-size-complex="10pt" style:font-style-complex="normal" style:font-weight-complex="normal"/>
    </style:style>
    <style:style style:name="T12" style:family="text">
      <style:text-properties fo:color="#000000" style:font-name="Apple SD Gothic Neo" fo:font-size="10pt" fo:font-style="normal" style:text-underline-style="none" fo:font-weight="normal" officeooo:rsid="002878ad" style:font-size-asian="10pt" style:font-style-asian="normal" style:font-weight-asian="normal" style:font-size-complex="10pt" style:font-style-complex="normal" style:font-weight-complex="normal"/>
    </style:style>
    <style:style style:name="T13" style:family="text">
      <style:text-properties fo:color="#000000" style:font-name="Apple SD Gothic Neo" fo:font-size="10pt" fo:font-style="normal" style:text-underline-style="none" fo:font-weight="normal" officeooo:rsid="0029ef79" style:font-size-asian="10pt" style:font-style-asian="normal" style:font-weight-asian="normal" style:font-size-complex="10pt" style:font-style-complex="normal" style:font-weight-complex="normal"/>
    </style:style>
    <style:style style:name="T14" style:family="text">
      <style:text-properties fo:color="#000000" style:font-name="Apple SD Gothic Neo" fo:font-size="10pt" fo:font-style="normal" style:text-underline-style="none" fo:font-weight="normal" officeooo:rsid="002b289f" style:font-size-asian="10pt" style:font-style-asian="normal" style:font-weight-asian="normal" style:font-size-complex="10pt" style:font-style-complex="normal" style:font-weight-complex="normal"/>
    </style:style>
    <style:style style:name="T15" style:family="text">
      <style:text-properties officeooo:rsid="001f17b6"/>
    </style:style>
    <style:style style:name="T16" style:family="text">
      <style:text-properties officeooo:rsid="001fd510"/>
    </style:style>
    <style:style style:name="T17" style:family="text">
      <style:text-properties officeooo:rsid="0021a5ef"/>
    </style:style>
    <style:style style:name="T18" style:family="text">
      <style:text-properties officeooo:rsid="0021c294"/>
    </style:style>
    <style:style style:name="T19" style:family="text">
      <style:text-properties fo:font-size="10pt" style:font-size-asian="10pt" style:font-size-complex="10pt"/>
    </style:style>
    <style:style style:name="T20" style:family="text">
      <style:text-properties fo:font-size="10pt" officeooo:rsid="0021a5ef" style:font-size-asian="10pt" style:font-size-complex="10pt"/>
    </style:style>
    <style:style style:name="T21" style:family="text">
      <style:text-properties fo:font-size="10pt" officeooo:rsid="0021c294" style:font-size-asian="10pt" style:font-size-complex="10pt"/>
    </style:style>
    <style:style style:name="T22" style:family="text">
      <style:text-properties fo:font-size="10pt" officeooo:rsid="00233f44" style:font-size-asian="10pt" style:font-size-complex="10pt"/>
    </style:style>
    <style:style style:name="T23" style:family="text">
      <style:text-properties fo:font-size="10pt" officeooo:rsid="002788d7" style:font-size-asian="10pt" style:font-size-complex="10pt"/>
    </style:style>
    <style:style style:name="T24" style:family="text">
      <style:text-properties officeooo:rsid="002595ad"/>
    </style:style>
    <style:style style:name="T25" style:family="text">
      <style:text-properties officeooo:rsid="002b289f"/>
    </style:style>
    <text:list-style style:name="L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2">PRüF </text:span><text:span text:style-name="T1">Value propositions</text:span></text:p>
      <text:p text:style-name="P4"/>
      <text:list xml:id="list3182911454" text:style-name="L3">
        <text:list-item>
          <text:p text:style-name="P1">Value for users</text:p>
          <text:list>
            <text:list-item>
              <text:p text:style-name="P8">Verification of provenance for purchases</text:p>
              <text:list>
                <text:list-item>
                  <text:p text:style-name="P8">shows due diligence (private-provenance)</text:p>
                </text:list-item>
                <text:list-item>
                  <text:p text:style-name="P8">buy with confidence</text:p>
                  <text:list>
                    <text:list-item>
                      <text:p text:style-name="P5"><text:span text:style-name="T1">Genuine item (trust enabled)</text:span></text:p>
                    </text:list-item>
                    <text:list-item>
                      <text:p text:style-name="P8">confirmed ownership (private-provenance)</text:p>
                    </text:list-item>
                    <text:list-item>
                      <text:p text:style-name="P5"><text:span text:style-name="T1">product discovery (marketspace)</text:span></text:p>
                    </text:list-item>
                  </text:list>
                </text:list-item>
              </text:list>
            </text:list-item>
            <text:list-item>
              <text:p text:style-name="P8">sellers assurance of provenance for buyers</text:p>
              <text:list>
                <text:list-item>
                  <text:p text:style-name="P8"><text:span text:style-name="T15">brand d</text:span>istancing from counterfeit products (trust enabled)</text:p>
                </text:list-item>
                <text:list-item>
                  <text:p text:style-name="P5"><text:span text:style-name="T1">satisfy legitimacy concerns for private sales or small resellers(private-provenance)</text:span></text:p>
                </text:list-item>
              </text:list>
            </text:list-item>
          </text:list>
        </text:list-item>
      </text:list>
      <text:p text:style-name="P4"/>
      <text:list xml:id="list175507007940555" text:continue-numbering="true" text:style-name="L3">
        <text:list-item>
          <text:p text:style-name="P2"><text:span text:style-name="T1">V</text:span>alue for enterprise</text:p>
          <text:list>
            <text:list-item>
              <text:p text:style-name="P6"><text:span text:style-name="T16">Blockchain verifiable authenticity</text:span> (trust enabled)</text:p>
              <text:list>
                <text:list-item>
                  <text:p text:style-name="P9">Reduced piracy</text:p>
                </text:list-item>
                <text:list-item>
                  <text:p text:style-name="P9">Brand integrity</text:p>
                </text:list-item>
                <text:list-item>
                  <text:p text:style-name="P10">Customer confidence</text:p>
                </text:list-item>
                <text:list-item>
                  <text:p text:style-name="P7"><text:span text:style-name="T17">added value and prestige</text:span></text:p>
                </text:list-item>
              </text:list>
            </text:list-item>
            <text:list-item>
              <text:p text:style-name="P7"><text:span text:style-name="T17">Increased customer engagement</text:span></text:p>
              <text:list>
                <text:list-item>
                  <text:p text:style-name="P7"><text:span text:style-name="T17">verification / registration process allows additional opportunities for brand awareness and product education, accessory sales, and upsell</text:span></text:p>
                </text:list-item>
              </text:list>
            </text:list-item>
          </text:list>
        </text:list-item>
      </text:list>
      <text:p text:style-name="P15"/>
      <text:list xml:id="list175507859229893" text:continue-numbering="true" text:style-name="L3">
        <text:list-item>
          <text:p text:style-name="P3"><text:span text:style-name="T1">V</text:span>alue for asset class partners</text:p>
          <text:list>
            <text:list-item>
              <text:p text:style-name="P10">Portal capture for registration and management of regions / classes of goods</text:p>
              <text:list>
                <text:list-item>
                  <text:p text:style-name="P7"><text:span text:style-name="T17">Collect fees for services provided (fee model)</text:span></text:p>
                </text:list-item>
                <text:list-item>
                  <text:p text:style-name="P11"><text:span text:style-name="T18">C</text:span>an provide customized services <text:span text:style-name="T24">or products</text:span> uniquely applicable to the type of item (s<text:span text:style-name="T24">ales &amp; services</text:span> model)</text:p>
                </text:list-item>
                <text:list-item>
                  <text:p text:style-name="P7"><text:span text:style-name="T17">Targeted advertising revenue focused by product type (advertising model)</text:span></text:p>
                </text:list-item>
              </text:list>
            </text:list-item>
          </text:list>
        </text:list-item>
      </text:list>
      <text:p text:style-name="P15"/>
      <text:list xml:id="list175506732229183" text:continue-numbering="true" text:style-name="L3">
        <text:list-item>
          <text:p text:style-name="P3"><text:span text:style-name="T1">V</text:span>alue for commerce-scale <text:span text:style-name="T17">partners (marketspace)</text:span></text:p>
          <text:list>
            <text:list-item>
              <text:p text:style-name="P16"><text:span text:style-name="T20">T</text:span><text:span text:style-name="T21">he world is your showroom</text:span></text:p>
            </text:list-item>
            <text:list-item>
              <text:p text:style-name="P11">Local first search backed by your deep supply chain</text:p>
            </text:list-item>
            <text:list-item>
              <text:p text:style-name="P16"><text:span text:style-name="T21">“Local first” </text:span><text:span text:style-name="T22">incentivises</text:span><text:span text:style-name="T21"> local buyers and seller</text:span><text:span text:style-name="T22">s to link items in the “world showroom”</text:span><text:span text:style-name="T21"> and gives your company a bid opportunity </text:span><text:span text:style-name="T22">and supply preference</text:span></text:p>
              <text:list>
                <text:list-item>
                  <text:p text:style-name="P17"><text:span text:style-name="T19">upsell, accessor</text:span><text:span text:style-name="T23">ies</text:span><text:span text:style-name="T19">, service contracts, etc</text:span></text:p>
                </text:list-item>
              </text:list>
            </text:list-item>
            <text:list-item>
              <text:p text:style-name="P12">Add value by pre-registering products in both primary and secondary markets</text:p>
              <text:list>
                <text:list-item>
                  <text:p text:style-name="P12">lower cost than full registration</text:p>
                </text:list-item>
                <text:list-item>
                  <text:p text:style-name="P12">captive asset class portals for recurring customer engagement and sales opportunities</text:p>
                </text:list-item>
              </text:list>
            </text:list-item>
          </text:list>
        </text:list-item>
      </text:list>
      <text:list xml:id="list2248874339" text:style-name="L4">
        <text:list-item>
          <text:list>
            <text:list-item>
              <text:list>
                <text:list-item>
                  <text:list>
                    <text:list-item>
                      <text:p text:style-name="P13">YourBrand Asset Classes promote brand loyalty and recurring customer engagement opportunities</text:p>
                    </text:list-item>
                  </text:list>
                </text:list-item>
              </text:list>
            </text:list-item>
          </text:list>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5"><text:span text:style-name="T3">PRüF </text:span><text:span text:style-name="T4">provides turnkey solutions at common pain points</text:span></text:p>
      <text:p text:style-name="P21"><text:span text:style-name="T4"><text:s/>for users, manufacturers, and resellers.</text:span></text:p>
      <text:p text:style-name="P21"><text:span text:style-name="T4"/></text:p>
      <text:p text:style-name="P20"><text:span text:style-name="T5">Buyers want to buy genuine products from legitimate sellers. </text:span><text:span text:style-name="T7">PRüF </text:span><text:span text:style-name="T6">enables lifetime verification of authenticity, provable provenance, and simple systems </text:span><text:span text:style-name="T8">for transferring ownership or managing assets </text:span><text:span text:style-name="T6">that add value for users. </text:span><text:span text:style-name="T9">Even a garage sale can get added value from </text:span><text:span text:style-name="T7">PRüF </text:span><text:span text:style-name="T9">private-provenance, establishing legitimate ownership and the verifiable authenticity of items for sale.</text:span></text:p>
      <text:p text:style-name="P19"><text:span text:style-name="T6"/></text:p>
      <text:p text:style-name="P22"><text:span text:style-name="T10">Sellers and manufacturers want to be able to distinguish themselves from brand </text:span><text:span text:style-name="T12">counterfeits.</text:span><text:span text:style-name="T10"> </text:span><text:span text:style-name="T11">PRüF </text:span><text:span text:style-name="T12">gives buyers and sellers peace of mind, creating an unforgeable certificate of authenticity on the blockchain that customers can easily verify with any internet connected device. Counterfeit certificates are technically infeasible to create, and if a genuine one is copied, the fake will be detected after the first one is verified by a customer. <text:s/></text:span><text:span text:style-name="T11">PrüF </text:span><text:span text:style-name="T12">delivers a low cost turnkey solution to end brand piracy.</text:span></text:p>
      <text:p text:style-name="P22"><text:span text:style-name="T12"/></text:p>
      <text:p text:style-name="P23"><text:span text:style-name="T12">In addition to these basic solutions, the </text:span><text:span text:style-name="T11">PRüF </text:span><text:span text:style-name="T12">ecosystem provide</text:span><text:span text:style-name="T13">s</text:span><text:span text:style-name="T12"> </text:span><text:span text:style-name="T13">opportunities for increased customer engagement, leading to additional or repeat purchases and increased brand loyalty. </text:span></text:p>
      <text:p text:style-name="P23"><text:span text:style-name="T13"/></text:p>
      <text:p text:style-name="P23"><text:span text:style-name="T13">A strong </text:span><text:span text:style-name="T14">potential</text:span><text:span text:style-name="T13"> exists for integration with e-commerce retailers and marketplaces through the proposed MarketSpace ecosystem, effortlessly connecting small retailers and individuals t</text:span><text:span text:style-name="T14">hrough</text:span><text:span text:style-name="T13"> a local-first global marketplace, backed up by deep supply chains to turn the world into a</text:span><text:span text:style-name="T14">n expansive</text:span><text:span text:style-name="T13"> physical showroom. Larger vendors could benefit from increased sales opportunities as well as long-tail customer engagement, providing additional opportunities for upsell, accessory sales, and repeat purchases.</text:span></text:p>
      <text:p text:style-name="P23"><text:span text:style-name="T13"/></text:p>
      <text:p text:style-name="P24"><text:span text:style-name="T13">T</text:span><text:span text:style-name="T14">he </text:span><text:span text:style-name="T11">PRüF </text:span><text:span text:style-name="T14">ecosystem consists primarily of the </text:span><text:span text:style-name="T11">PRüF </text:span><text:span text:style-name="T14">blockchain based provenance system, combined with business unit partnerships with Asset Class (AC) operators. <text:s/>AC operators would use in house software or customized versions of our open source web template to create a portal to the </text:span><text:span text:style-name="T11">PRüF </text:span><text:span text:style-name="T14">back end, custom tailored to their customer base and product line(s). Operating an AC could provide revenue directly through service fees paid by end users, Advertising, or sales of tailored products and services for the specific market niche. <text:s/>For larger businesses, Operating a </text:span><text:span text:style-name="T11">PRüF </text:span><text:span text:style-name="T14">AC</text:span><text:span text:style-name="T11"> </text:span><text:span text:style-name="T14">will increase brand engagement, provide an opportunity for product education, and bring your customers into contact with promotions, new products, and other revenue generating opportunitie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StarSymbol" svg:font-family="StarSymbol"/>
    <style:font-face style:name="Arial Unicode MS1" svg:font-family="'Arial Unicode MS'" style:font-family-generic="swiss"/>
    <style:font-face style:name="Apple SD Gothic Neo" svg:font-family="'Apple SD Gothic Ne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11-06T12:10:16.813721491</meta:creation-date>
    <dc:date>2020-11-06T17:55:06.200469970</dc:date>
    <meta:editing-duration>PT11M39S</meta:editing-duration>
    <meta:editing-cycles>3</meta:editing-cycles>
    <meta:generator>LibreOffice/6.3.5.2$MacOSX_X86_64 LibreOffice_project/dd0751754f11728f69b42ee2af66670068624673</meta:generator>
    <meta:document-statistic meta:table-count="0" meta:image-count="0" meta:object-count="0" meta:page-count="2" meta:paragraph-count="40" meta:word-count="607" meta:character-count="4161" meta:non-whitespace-character-count="3608"/>
  </office:meta>
</office:document-meta>
</file>